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124" officeooo:paragraph-rsid="0006c124"/>
    </style:style>
    <style:style style:name="P2" style:family="paragraph" style:parent-style-name="Standard" style:list-style-name="L1">
      <style:text-properties officeooo:rsid="0006c124" officeooo:paragraph-rsid="0006c124"/>
    </style:style>
    <style:style style:name="P3" style:family="paragraph" style:parent-style-name="Standard" style:list-style-name="L2">
      <style:text-properties officeooo:rsid="0006c124" officeooo:paragraph-rsid="0006c124"/>
    </style:style>
    <style:style style:name="P4" style:family="paragraph" style:parent-style-name="Standard" style:list-style-name="L3">
      <style:text-properties officeooo:rsid="0006c124" officeooo:paragraph-rsid="0006c124"/>
    </style:style>
    <style:style style:name="P5" style:family="paragraph" style:parent-style-name="Standard" style:list-style-name="L4">
      <style:text-properties officeooo:rsid="0006c124" officeooo:paragraph-rsid="0006c124"/>
    </style:style>
    <style:style style:name="P6" style:family="paragraph" style:parent-style-name="Standard" style:list-style-name="L5">
      <style:text-properties officeooo:rsid="0006c124" officeooo:paragraph-rsid="0006c124"/>
    </style:style>
    <style:style style:name="P7" style:family="paragraph" style:parent-style-name="Standard">
      <style:text-properties officeooo:rsid="00130eaa" officeooo:paragraph-rsid="00130eaa"/>
    </style:style>
    <style:style style:name="P8" style:family="paragraph" style:parent-style-name="Standard">
      <style:text-properties officeooo:rsid="000784f3" officeooo:paragraph-rsid="000784f3"/>
    </style:style>
    <style:style style:name="P9" style:family="paragraph" style:parent-style-name="Standard" style:list-style-name="L6">
      <style:text-properties officeooo:rsid="000784f3" officeooo:paragraph-rsid="000784f3"/>
    </style:style>
    <style:style style:name="P10" style:family="paragraph" style:parent-style-name="Standard" style:list-style-name="L7">
      <style:text-properties officeooo:rsid="000784f3" officeooo:paragraph-rsid="000784f3"/>
    </style:style>
    <style:style style:name="P11" style:family="paragraph" style:parent-style-name="Standard" style:list-style-name="L8">
      <style:text-properties officeooo:rsid="000784f3" officeooo:paragraph-rsid="000784f3"/>
    </style:style>
    <style:style style:name="P12" style:family="paragraph" style:parent-style-name="Standard" style:list-style-name="L9">
      <style:text-properties officeooo:rsid="000784f3" officeooo:paragraph-rsid="000784f3"/>
    </style:style>
    <style:style style:name="P13" style:family="paragraph" style:parent-style-name="Standard" style:list-style-name="L9">
      <style:text-properties officeooo:rsid="000b47c9" officeooo:paragraph-rsid="000b47c9"/>
    </style:style>
    <style:style style:name="P14" style:family="paragraph" style:parent-style-name="Standard">
      <style:text-properties officeooo:rsid="000b47c9" officeooo:paragraph-rsid="000b47c9"/>
    </style:style>
    <style:style style:name="P15" style:family="paragraph" style:parent-style-name="Standard" style:list-style-name="L10">
      <style:text-properties officeooo:rsid="000b47c9" officeooo:paragraph-rsid="000b47c9"/>
    </style:style>
    <style:style style:name="P16" style:family="paragraph" style:parent-style-name="Standard">
      <style:text-properties officeooo:rsid="000be88d" officeooo:paragraph-rsid="000be88d"/>
    </style:style>
    <style:style style:name="P17" style:family="paragraph" style:parent-style-name="Standard" style:list-style-name="L11">
      <style:text-properties officeooo:rsid="000be88d" officeooo:paragraph-rsid="000be88d"/>
    </style:style>
    <style:style style:name="P18" style:family="paragraph" style:parent-style-name="Standard" style:list-style-name="L12">
      <style:text-properties officeooo:rsid="000be88d" officeooo:paragraph-rsid="000be88d"/>
    </style:style>
    <style:style style:name="P19" style:family="paragraph" style:parent-style-name="Standard" style:list-style-name="L13">
      <style:text-properties officeooo:rsid="000be88d" officeooo:paragraph-rsid="000be88d"/>
    </style:style>
    <style:style style:name="P20" style:family="paragraph" style:parent-style-name="Standard">
      <style:text-properties officeooo:rsid="000dbf23" officeooo:paragraph-rsid="000dbf23"/>
    </style:style>
    <style:style style:name="P21" style:family="paragraph" style:parent-style-name="Standard" style:list-style-name="L14">
      <style:text-properties officeooo:rsid="001ad656" officeooo:paragraph-rsid="001ad656"/>
    </style:style>
    <style:style style:name="P22" style:family="paragraph" style:parent-style-name="Standard" style:list-style-name="L15">
      <style:text-properties officeooo:rsid="000dbf23" officeooo:paragraph-rsid="000dbf23"/>
    </style:style>
    <style:style style:name="P23" style:family="paragraph" style:parent-style-name="Standard" style:list-style-name="L15">
      <style:text-properties officeooo:rsid="001ad656" officeooo:paragraph-rsid="001ad656"/>
    </style:style>
    <style:style style:name="P24" style:family="paragraph" style:parent-style-name="Standard" style:list-style-name="L16">
      <style:text-properties officeooo:rsid="000dbf23" officeooo:paragraph-rsid="000dbf23"/>
    </style:style>
    <style:style style:name="P25" style:family="paragraph" style:parent-style-name="Standard" style:list-style-name="L17">
      <style:text-properties officeooo:rsid="000dbf23" officeooo:paragraph-rsid="000dbf23"/>
    </style:style>
    <style:style style:name="P26" style:family="paragraph" style:parent-style-name="Standard" style:list-style-name="L17">
      <style:text-properties officeooo:rsid="001ad656" officeooo:paragraph-rsid="001ad656"/>
    </style:style>
    <style:style style:name="P27" style:family="paragraph" style:parent-style-name="Standard">
      <style:text-properties officeooo:rsid="000f29b8" officeooo:paragraph-rsid="000f29b8"/>
    </style:style>
    <style:style style:name="P28" style:family="paragraph" style:parent-style-name="Standard" style:list-style-name="L18">
      <style:text-properties officeooo:rsid="000f29b8" officeooo:paragraph-rsid="000f29b8"/>
    </style:style>
    <style:style style:name="T1" style:family="text">
      <style:text-properties officeooo:rsid="001ad6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osal document </text:p>
      <text:p text:style-name="P1"/>
      <text:list text:style-name="L1">
        <text:list-item>
          <text:p text:style-name="P2">reaserch the problem before you solve it </text:p>
        </text:list-item>
      </text:list>
      <text:p text:style-name="P1"/>
      <text:list text:continue-numbering="true" text:style-name="L1">
        <text:list-item>
          <text:p text:style-name="P2">don’t say what you will make </text:p>
        </text:list-item>
      </text:list>
      <text:p text:style-name="P1"><text:tab/>show your undrestanding of the project </text:p>
      <text:p text:style-name="P1">title page</text:p>
      <text:p text:style-name="P1"/>
      <text:list text:style-name="L2">
        <text:list-item>
          <text:p text:style-name="P3">have a title page saying compney name, ocspec, lermer number </text:p>
        </text:list-item>
      </text:list>
      <text:p text:style-name="P1"/>
      <text:p text:style-name="P1">content page </text:p>
      <text:list text:style-name="L3">
        <text:list-item>
          <text:p text:style-name="P4">can be autogenirated making the thing like for </text:p>
        </text:list-item>
      </text:list>
      <text:p text:style-name="P1"/>
      <text:p text:style-name="P1">orgnisation overveiw</text:p>
      <text:list text:style-name="L4">
        <text:list-item>
          <text:p text:style-name="P5">give a descrption of the bussniess/ copy and pastes </text:p>
        </text:list-item>
        <text:list-item>
          <text:p text:style-name="P5">who are buissness</text:p>
        </text:list-item>
        <text:list-item>
          <text:p text:style-name="P5">what they do</text:p>
        </text:list-item>
        <text:list-item>
          <text:p text:style-name="P5">what they looking for </text:p>
        </text:list-item>
      </text:list>
      <text:p text:style-name="P1"/>
      <text:p text:style-name="P1">problem overveiw</text:p>
      <text:list text:style-name="L5">
        <text:list-item>
          <text:p text:style-name="P6">wrire a detailed decription of your understanding of project</text:p>
        </text:list-item>
        <text:list-item>
          <text:p text:style-name="P6">talk about impact the problems cause for buissness </text:p>
        </text:list-item>
        <text:list-item>
          <text:p text:style-name="P6">what is the problem with current system </text:p>
        </text:list-item>
        <text:list-item>
          <text:p text:style-name="P6">don’t talk about how you solve it </text:p>
        </text:list-item>
      </text:list>
      <text:p text:style-name="P1"/>
      <text:p text:style-name="P7">Scope </text:p>
      <text:p text:style-name="P7"/>
      <text:p text:style-name="P1"/>
      <text:p text:style-name="P8">user groups </text:p>
      <text:list text:style-name="L6">
        <text:list-item>
          <text:p text:style-name="P9">identify a min of 3 groups of people eg. customers, admins, technistions</text:p>
        </text:list-item>
        <text:list-item>
          <text:p text:style-name="P9">expialn how identifyed </text:p>
        </text:list-item>
        <text:list-item>
          <text:p text:style-name="P9">talk about how each user they will use the system </text:p>
          <text:p text:style-name="P9"/>
        </text:list-item>
      </text:list>
      <text:p text:style-name="P8">build an empthy maps</text:p>
      <text:list text:style-name="L7">
        <text:list-item>
          <text:p text:style-name="P10">table of problems and needs</text:p>
        </text:list-item>
        <text:list-item>
          <text:p text:style-name="P10">shows prossess of customers and users and what they feel about system </text:p>
        </text:list-item>
        <text:list-item>
          <text:p text:style-name="P10">one per user group</text:p>
        </text:list-item>
        <text:list-item>
          <text:p text:style-name="P10">says </text:p>
        </text:list-item>
        <text:list-item>
          <text:p text:style-name="P10">thinks</text:p>
        </text:list-item>
        <text:list-item>
          <text:p text:style-name="P10">dose</text:p>
        </text:list-item>
        <text:list-item>
          <text:p text:style-name="P10">feels</text:p>
        </text:list-item>
      </text:list>
      <text:p text:style-name="P8"/>
      <text:p text:style-name="P8">user stories </text:p>
      <text:list text:style-name="L8">
        <text:list-item>
          <text:p text:style-name="P11">as a user </text:p>
        </text:list-item>
        <text:list-item>
          <text:p text:style-name="P11">I want </text:p>
        </text:list-item>
        <text:list-item>
          <text:p text:style-name="P11">so that </text:p>
        </text:list-item>
        <text:list-item>
          <text:p text:style-name="P11">acceptace critrea</text:p>
        </text:list-item>
        <text:list-item>
          <text:p text:style-name="P11">one for each group of users </text:p>
        </text:list-item>
        <text:list-item>
          <text:p text:style-name="P11">use gerkin </text:p>
          <text:p text:style-name="P11"/>
        </text:list-item>
      </text:list>
      <text:p text:style-name="P8">laws/guidance / legistaion </text:p>
      <text:list text:style-name="L9">
        <text:list-item>
          <text:p text:style-name="P12">explore what laws the buissness has to oppertate under </text:p>
        </text:list-item>
        <text:list-item>
          <text:p text:style-name="P12"><text:soft-page-break/>look at law and leglistion have to work under </text:p>
        </text:list-item>
        <text:list-item>
          <text:p text:style-name="P12">look at laws / leg for system </text:p>
        </text:list-item>
        <text:list-item>
          <text:p text:style-name="P12">what impace on project, what will do to ajust, migrate impact</text:p>
        </text:list-item>
        <text:list-item>
          <text:p text:style-name="P13">what laws affect what your building </text:p>
        </text:list-item>
        <text:list-item>
          <text:p text:style-name="P13">gDPR </text:p>
        </text:list-item>
        <text:list-item>
          <text:p text:style-name="P13">WCAG</text:p>
        </text:list-item>
        <text:list-item>
          <text:p text:style-name="P13">use chat gpt</text:p>
        </text:list-item>
        <text:list-item>
          <text:p text:style-name="P13">I will need to consider </text:p>
        </text:list-item>
      </text:list>
      <text:p text:style-name="P14"/>
      <text:p text:style-name="P14">alternitive systems </text:p>
      <text:list text:style-name="L10">
        <text:list-item>
          <text:p text:style-name="P15">go find alternitive booking systems or diary syatems </text:p>
        </text:list-item>
        <text:list-item>
          <text:p text:style-name="P15">3 alternitive systems </text:p>
        </text:list-item>
        <text:list-item>
          <text:p text:style-name="P15">for each:</text:p>
        </text:list-item>
        <text:list-item>
          <text:p text:style-name="P15">what dose the system do well that solves what they want</text:p>
        </text:list-item>
        <text:list-item>
          <text:p text:style-name="P15">what dose the system fail to do for end user</text:p>
        </text:list-item>
        <text:list-item>
          <text:p text:style-name="P15">what things you take forward to your design what can u steal</text:p>
        </text:list-item>
        <text:list-item>
          <text:p text:style-name="P15">need to have data soventry (is not stored with somone else )</text:p>
        </text:list-item>
      </text:list>
      <text:p text:style-name="P14"/>
      <text:p text:style-name="P16">risks </text:p>
      <text:list text:style-name="L11">
        <text:list-item>
          <text:p text:style-name="P17">security risks :what are they and how can you prevent being an issue </text:p>
        </text:list-item>
        <text:list-item>
          <text:p text:style-name="P17">what sort of risks also might come up?</text:p>
        </text:list-item>
        <text:list-item>
          <text:p text:style-name="P17">Change in requestment risk?</text:p>
        </text:list-item>
        <text:list-item>
          <text:p text:style-name="P17">Change of law during dev?</text:p>
        </text:list-item>
        <text:list-item>
          <text:p text:style-name="P17">Disscuss how u will migrate the risks !!!</text:p>
        </text:list-item>
        <text:list-item>
          <text:p text:style-name="P17">ask chat gpt not security issues like law changes that stop system from completing </text:p>
        </text:list-item>
      </text:list>
      <text:p text:style-name="P16"/>
      <text:p text:style-name="P16">decompostion </text:p>
      <text:list text:style-name="L12">
        <text:list-item>
          <text:p text:style-name="P18">break down the problem into diagram </text:p>
        </text:list-item>
        <text:list-item>
          <text:p text:style-name="P18">this will be be the structre of your website </text:p>
        </text:list-item>
        <text:list-item>
          <text:p text:style-name="P18">have a description </text:p>
        </text:list-item>
      </text:list>
      <text:p text:style-name="P16"/>
      <text:p text:style-name="P16">user acceptance critra </text:p>
      <text:list text:style-name="L13">
        <text:list-item>
          <text:p text:style-name="P19">this should be a list of things that user will need </text:p>
        </text:list-item>
        <text:list-item>
          <text:p text:style-name="P19">things like:</text:p>
        </text:list-item>
        <text:list-item>
          <text:p text:style-name="P19">clear and obvous navbar </text:p>
        </text:list-item>
        <text:list-item>
          <text:p text:style-name="P19">these should be grouped for each user group </text:p>
        </text:list-item>
      </text:list>
      <text:p text:style-name="P16"/>
      <text:p text:style-name="P20">fuctinal and non-fuctional requeremnts </text:p>
      <text:list text:style-name="L14">
        <text:list-item>
          <text:p text:style-name="P21">catigorse with numbers e.g. 1-users 1.1- must be bale to book </text:p>
        </text:list-item>
      </text:list>
      <text:list text:style-name="L15">
        <text:list-item>
          <text:p text:style-name="P22">fuctional requeremnts- things system needs</text:p>
        </text:list-item>
        <text:list-item>
          <text:p text:style-name="P22">allow user to register </text:p>
        </text:list-item>
        <text:list-item>
          <text:p text:style-name="P22">once logged in direct to page </text:p>
        </text:list-item>
        <text:list-item>
          <text:p text:style-name="P22">non fuctional is things that the system should do or can do <text:span text:style-name="T1">and how you will do it </text:span></text:p>
        </text:list-item>
        <text:list-item>
          <text:p text:style-name="P23">so data base</text:p>
        </text:list-item>
        <text:list-item>
          <text:p text:style-name="P22">store passwords </text:p>
        </text:list-item>
        <text:list-item>
          <text:p text:style-name="P22">each page should load fast </text:p>
        </text:list-item>
      </text:list>
      <text:p text:style-name="P20"/>
      <text:p text:style-name="P20">key performace indicatiors</text:p>
      <text:list text:style-name="L16">
        <text:list-item>
          <text:p text:style-name="P24">things that will help to indicate the success from the buissness perspective </text:p>
        </text:list-item>
        <text:list-item>
          <text:p text:style-name="P24"><text:soft-page-break/>should be categorised </text:p>
        </text:list-item>
        <text:list-item>
          <text:p text:style-name="P24">examples:</text:p>
        </text:list-item>
        <text:list-item>
          <text:p text:style-name="P24">impoved trust pilot reviews</text:p>
        </text:list-item>
        <text:list-item>
          <text:p text:style-name="P24">number of repeat vistors </text:p>
        </text:list-item>
      </text:list>
      <text:p text:style-name="P20"/>
      <text:p text:style-name="P20">description of proposed solution </text:p>
      <text:list text:style-name="L17">
        <text:list-item>
          <text:p text:style-name="P25">gives an overveiw of what you solution will be </text:p>
        </text:list-item>
        <text:list-item>
          <text:p text:style-name="P25">like a conclustion or overveiw of what it will do like sales </text:p>
        </text:list-item>
        <text:list-item>
          <text:p text:style-name="P26">refrnce your fuctional and non fuctinal requements </text:p>
        </text:list-item>
      </text:list>
      <text:p text:style-name="P27">tips </text:p>
      <text:list text:style-name="L18">
        <text:list-item>
          <text:p text:style-name="P28">justify everything</text:p>
        </text:list-item>
        <text:list-item>
          <text:p text:style-name="P28">keep a accurate list of websites you vistied with time and date </text:p>
        </text:list-item>
        <text:list-item>
          <text:p text:style-name="P28">other then first and last can be any ord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10:03:57.153238900</meta:creation-date>
    <dc:date>2025-10-07T14:08:13.034328000</dc:date>
    <meta:editing-duration>PT24M13S</meta:editing-duration>
    <meta:editing-cycles>5</meta:editing-cycles>
    <meta:generator>LibreOffice/25.2.3.2$MacOSX_X86_64 LibreOffice_project/bbb074479178df812d175f709636b368952c2ce3</meta:generator>
    <meta:document-statistic meta:table-count="0" meta:image-count="0" meta:object-count="0" meta:page-count="3" meta:paragraph-count="97" meta:word-count="607" meta:character-count="3094" meta:non-whitespace-character-count="2598"/>
  </office:meta>
</office:document-meta>
</file>